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856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mbientlab.com/community/discussion/2993/issue-installing-metawear" text:style-name="Internet_20_link" text:visited-style-name="Visited_20_Internet_20_Link">https://mbientlab.com/community/discussion/2993/issue-installing-metawear</text:a></text:p>
      <text:p text:style-name="P1"/>
      <text:p text:style-name="P1">pip install -i https://test.pypi.org/simple/ warble==1.2.0</text:p>
      <text:p text:style-name="Standard">Looking in indexes: https://test.pypi.org/simple/</text:p>
      <text:p text:style-name="Standard">Collecting warble==1.2.0</text:p>
      <text:p text:style-name="Standard"><text:s text:c="2"/>Downloading https://test-files.pythonhosted.org/packages/5e/ac/56e3b66c494c367de6ac2a78524e67dc536b16352350e35565955a799464/warble-1.2.0.tar.gz (1.7 MB)</text:p>
      <text:p text:style-name="Standard"><text:s text:c="5"/>|████████████████████████████████| 1.7 MB 49 kB/s</text:p>
      <text:p text:style-name="Standard">Building wheels for collected packages: warble</text:p>
      <text:p text:style-name="Standard"><text:s text:c="2"/>Building wheel for warble (setup.py) ... done</text:p>
      <text:p text:style-name="Standard"><text:s text:c="2"/>Created wheel for warble: filename=warble-1.2.0-py3-none-any.whl size=137199 sha256=3fae4386ab51e2e44c842f5721196b1cd332974de70aa369a761e32ac94be6ad</text:p>
      <text:p text:style-name="Standard"><text:s text:c="2"/>Stored in directory: c:\users\yukao\appdata\local\pip\cache\wheels\51\4e\5d\a32ad8514a3113c4352e92af5e69687c295bd731e65fb59a94</text:p>
      <text:p text:style-name="Standard">Successfully built warble</text:p>
      <text:p text:style-name="Standard">Installing collected packages: warble</text:p>
      <text:p text:style-name="Standard">Successfully installed warble-1.2.0</text:p>
      <text:p text:style-name="Standard"/>
      <text:p text:style-name="Standard">pip install -i https://test.pypi.org/simple/ metawear==0.7.0</text:p>
      <text:p text:style-name="Standard">Looking in indexes: https://test.pypi.org/simple/</text:p>
      <text:p text:style-name="Standard">Collecting metawear==0.7.0</text:p>
      <text:p text:style-name="Standard"><text:s text:c="2"/>Downloading https://test-files.pythonhosted.org/packages/f0/f2/804d95c4adffb09cafc2bd388b1c5e92c1936a20cdd486d348f5024d3ac0/metawear-0.7.0.tar.gz (330 kB)</text:p>
      <text:p text:style-name="Standard"><text:s text:c="5"/>|████████████████████████████████| 330 kB 252 kB/s</text:p>
      <text:p text:style-name="Standard">Requirement already satisfied: warble&lt;2.0,&gt;=1.1 in c:\users\yukao\appdata\local\programs\python\python39\lib\site-packages (from metawear==0.7.0) (1.2.0)</text:p>
      <text:p text:style-name="Standard">Requirement already satisfied: requests in c:\users\yukao\appdata\local\programs\python\python39\lib\site-packages\requests-2.24.0-py3.9.egg (from metawear==0.7.0) (2.24.0)</text:p>
      <text:p text:style-name="Standard">Requirement already satisfied: certifi&gt;=2017.4.17 in c:\users\yukao\appdata\local\programs\python\python39\lib\site-packages (from requests-&gt;metawear==0.7.0) (2020.6.20)</text:p>
      <text:p text:style-name="Standard">Requirement already satisfied: chardet&lt;4,&gt;=3.0.2 in c:\users\yukao\appdata\local\programs\python\python39\lib\site-packages (from requests-&gt;metawear==0.7.0) (3.0.4)</text:p>
      <text:p text:style-name="Standard">Requirement already satisfied: idna&lt;3,&gt;=2.5 in c:\users\yukao\appdata\local\programs\python\python39\lib\site-packages (from requests-&gt;metawear==0.7.0) (2.10)</text:p>
      <text:p text:style-name="Standard">Requirement already satisfied: urllib3!=1.25.0,!=1.25.1,&lt;1.26,&gt;=1.21.1 in c:\users\yukao\appdata\local\programs\python\python39\lib\site-packages (from requests-&gt;metawear==0.7.0) (1.25.11)</text:p>
      <text:p text:style-name="Standard">Building wheels for collected packages: metawear</text:p>
      <text:p text:style-name="Standard"><text:s text:c="2"/>Building wheel for metawear (setup.py) ... done</text:p>
      <text:p text:style-name="Standard"><text:s text:c="2"/>Created wheel for metawear: filename=metawear-0.7.0-py3-none-any.whl size=186531 sha256=cae9424c900ff3519720fe8b0e8261f6fb09876a11c21cc2dcc6b11217d45852</text:p>
      <text:p text:style-name="Standard"><text:s text:c="2"/>Stored in directory: c:\users\yukao\appdata\local\pip\cache\wheels\00\d5\f4\8f5b73eed3c6ee918bc9026f12f5f323ab6dcbfbba56e14f6b</text:p>
      <text:p text:style-name="Standard">Successfully built metawear</text:p>
      <text:p text:style-name="Standard">Installing collected packages: metawear</text:p>
      <text:p text:style-name="Standard">Successfully installed metawear-0.7.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3T16:49:09.653000000</meta:creation-date>
    <dc:date>2021-01-23T18:50:56.644000000</dc:date>
    <meta:editing-duration>PT1H51M36S</meta:editing-duration>
    <meta:editing-cycles>1</meta:editing-cycles>
    <meta:document-statistic meta:table-count="0" meta:image-count="0" meta:object-count="0" meta:page-count="1" meta:paragraph-count="31" meta:word-count="163" meta:character-count="2712" meta:non-whitespace-character-count="2554"/>
    <meta:generator>LibreOffice/7.0.2.2$Windows_X86_64 LibreOffice_project/8349ace3c3162073abd90d81fd06dcfb6b36b994</meta:generator>
  </office:meta>
</office:document-meta>
</file>